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ccb43" officeooo:paragraph-rsid="001ccb4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377290" officeooo:paragraph-rsid="0037729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ccb43" officeooo:paragraph-rsid="001ccb43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bold" officeooo:rsid="001ccb43" officeooo:paragraph-rsid="001ccb43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officeooo:rsid="003f30f8" officeooo:paragraph-rsid="003f30f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488ee3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5c783f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1pt" fo:font-style="normal" fo:font-weight="normal" officeooo:rsid="00488ee3" officeooo:paragraph-rsid="00674789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style="normal" fo:font-weight="normal" officeooo:rsid="003a73ec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style="normal" fo:font-weight="normal" officeooo:rsid="003c3463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style="normal" fo:font-weight="normal" officeooo:rsid="003f1879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style="normal" fo:font-weight="normal" officeooo:rsid="003e207f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a403e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style="normal" fo:font-weight="normal" officeooo:rsid="00a7807b" officeooo:paragraph-rsid="00a7807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style="normal" fo:font-weight="normal" officeooo:rsid="00a7dbf5" officeooo:paragraph-rsid="00a7dbf5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style="normal" fo:font-weight="normal" officeooo:rsid="00bac7b6" officeooo:paragraph-rsid="00bac7b6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style="normal" fo:font-weight="normal" officeooo:rsid="00be9915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1e7c9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style="normal" fo:font-weight="normal" officeooo:rsid="00c1e7c9" officeooo:paragraph-rsid="00c04f4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style="normal" fo:font-weight="normal" officeooo:rsid="00c518a1" officeooo:paragraph-rsid="00c518a1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style="normal" fo:font-weight="normal" officeooo:rsid="00d987f8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style="normal" fo:font-weight="normal" officeooo:rsid="00dc5737" officeooo:paragraph-rsid="00dc5737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style="normal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 fo:break-before="pag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1pt" fo:font-style="normal" style:text-underline-style="none" fo:font-weight="normal" officeooo:rsid="0063c302" officeooo:paragraph-rsid="0063c302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b8f804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1pt" fo:font-style="normal" fo:font-weight="bold" officeooo:rsid="00a37185" officeooo:paragraph-rsid="00a37185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1pt" fo:font-style="normal" fo:font-weight="bold" officeooo:rsid="00c7c06f" officeooo:paragraph-rsid="00c7c06f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1pt" fo:font-style="normal" style:text-underline-style="solid" style:text-underline-width="auto" style:text-underline-color="font-color" fo:font-weight="normal" officeooo:rsid="00fc5888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3pt" fo:font-style="italic" fo:font-weight="normal" officeooo:rsid="0063c302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3pt" fo:font-style="italic" fo:font-weight="normal" officeooo:rsid="003a73ec" officeooo:paragraph-rsid="0063c302" style:font-size-asian="13pt" style:font-style-asian="italic" style:font-weight-asian="normal" style:font-size-complex="13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3pt" fo:font-style="italic" fo:font-weight="bold" officeooo:rsid="003a73ec" officeooo:paragraph-rsid="0063c302" style:font-size-asian="13pt" style:font-style-asian="italic" style:font-weight-asian="bold" style:font-size-complex="13pt" style:font-style-complex="italic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3pt" fo:font-style="italic" fo:font-weight="bold" officeooo:rsid="0059362f" officeooo:paragraph-rsid="0059362f" style:font-size-asian="13pt" style:font-style-asian="italic" style:font-weight-asian="bold" style:font-size-complex="13pt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3pt" fo:font-style="italic" fo:font-weight="bold" officeooo:rsid="0063c302" officeooo:paragraph-rsid="0065a951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Text_20_body">
      <style:paragraph-properties fo:text-align="justify" style:justify-single-word="false"/>
      <style:text-properties officeooo:paragraph-rsid="00972264"/>
    </style:style>
    <style:style style:name="P47" style:family="paragraph" style:parent-style-name="Standard">
      <style:paragraph-properties fo:text-align="center" style:justify-single-word="false"/>
      <style:text-properties fo:font-size="12pt" fo:font-style="normal" fo:font-weight="bold" officeooo:rsid="0023ae48" officeooo:paragraph-rsid="0023ae48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ccb43" officeooo:paragraph-rsid="001ccb43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13b2" officeooo:paragraph-rsid="001e13b2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ed9c0" officeooo:paragraph-rsid="001ed9c0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1f17fb" officeooo:paragraph-rsid="001f17fb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0dcb7" officeooo:paragraph-rsid="0020dcb7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size="11pt" fo:font-style="normal" fo:font-weight="normal" officeooo:rsid="00212ac5" officeooo:paragraph-rsid="00212ac5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font-size="11pt" fo:font-style="normal" fo:font-weight="normal" officeooo:rsid="003c3463" officeooo:paragraph-rsid="00811a7a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 style:list-style-name="L6">
      <style:paragraph-properties fo:text-align="justify" style:justify-single-word="false"/>
      <style:text-properties fo:font-size="11pt" fo:font-style="normal" fo:font-weight="normal" officeooo:rsid="00a403e1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 style:list-style-name="L8">
      <style:paragraph-properties fo:text-align="justify" style:justify-single-word="false"/>
      <style:text-properties fo:font-size="11pt" fo:font-style="normal" fo:font-weight="normal" officeooo:rsid="00a7dbf5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 style:list-style-name="L13">
      <style:paragraph-properties fo:text-align="justify" style:justify-single-word="false"/>
      <style:text-properties fo:font-size="11pt" fo:font-style="normal" fo:font-weight="normal" officeooo:rsid="00d987f8" officeooo:paragraph-rsid="00fcc7ee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 style:list-style-name="L14">
      <style:paragraph-properties fo:text-align="justify" style:justify-single-word="false"/>
      <style:text-properties fo:font-size="11pt" fo:font-style="normal" fo:font-weight="normal" officeooo:rsid="00a7807b" officeooo:paragraph-rsid="00fc5888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c7c06f" officeooo:paragraph-rsid="00c7c06f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22228" officeooo:paragraph-rsid="00d22228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35c6e" officeooo:paragraph-rsid="00d35c6e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 style:list-style-name="L15">
      <style:paragraph-properties fo:text-align="justify" style:justify-single-word="false"/>
      <style:text-properties fo:font-size="11pt" fo:font-style="normal" fo:font-weight="normal" officeooo:rsid="00de4e0e" officeooo:paragraph-rsid="00de4e0e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1pt" fo:font-style="normal" fo:font-weight="normal" officeooo:rsid="00b12729" officeooo:paragraph-rsid="00d987f8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85a01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0adeea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0820c0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0ed4de6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1pt" fo:font-style="normal" fo:font-weight="normal" officeooo:rsid="00ed4de6" officeooo:paragraph-rsid="01108d5b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1pt" fo:font-style="normal" fo:font-weight="normal" officeooo:rsid="010a5aa8" officeooo:paragraph-rsid="010a5aa8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11153eb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1pt" fo:font-style="normal" fo:font-weight="normal" officeooo:rsid="00ee8d06" officeooo:paragraph-rsid="00ee8d06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7ed71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0ef98bf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d7180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ead45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1fa30e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1pt" fo:font-style="normal" fo:font-weight="normal" officeooo:rsid="00ef98bf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13ef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127a0c5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1pt" fo:font-style="normal" fo:font-weight="normal" officeooo:rsid="00f16c24" officeooo:paragraph-rsid="00f16c24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12bd26b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1pt" fo:font-style="normal" fo:font-weight="normal" officeooo:rsid="00f3dc82" officeooo:paragraph-rsid="00f3dc82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133f776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size="11pt" fo:font-style="normal" fo:font-weight="normal" officeooo:rsid="00f4af85" officeooo:paragraph-rsid="00f4af85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 style:list-style-name="L7">
      <style:paragraph-properties fo:text-align="justify" style:justify-single-word="false"/>
      <style:text-properties fo:font-size="11pt" officeooo:paragraph-rsid="00fc5888" style:font-size-asian="11pt" style:font-size-complex="11pt"/>
    </style:style>
    <style:style style:name="P96" style:family="paragraph" style:parent-style-name="Standard" style:list-style-name="L9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7" style:family="paragraph" style:parent-style-name="Standard" style:list-style-name="L10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8" style:family="paragraph" style:parent-style-name="Standard" style:list-style-name="L11">
      <style:paragraph-properties fo:text-align="justify" style:justify-single-word="false"/>
      <style:text-properties fo:font-size="11pt" officeooo:paragraph-rsid="00fcc7ee" style:font-size-asian="11pt" style:font-size-complex="11pt"/>
    </style:style>
    <style:style style:name="P99" style:family="paragraph" style:parent-style-name="Standard" style:list-style-name="L4">
      <style:paragraph-properties fo:text-align="justify" style:justify-single-word="false"/>
      <style:text-properties officeooo:paragraph-rsid="00811a7a"/>
    </style:style>
    <style:style style:name="P100" style:family="paragraph" style:parent-style-name="Standard" style:list-style-name="L5">
      <style:paragraph-properties fo:text-align="justify" style:justify-single-word="false"/>
      <style:text-properties officeooo:paragraph-rsid="00811a7a"/>
    </style:style>
    <style:style style:name="P101" style:family="paragraph" style:parent-style-name="Standard" style:list-style-name="L12">
      <style:paragraph-properties fo:text-align="justify" style:justify-single-word="false"/>
      <style:text-properties officeooo:paragraph-rsid="00fcc7ee"/>
    </style:style>
    <style:style style:name="P102" style:family="paragraph" style:parent-style-name="Standard" style:list-style-name="L13">
      <style:paragraph-properties fo:text-align="justify" style:justify-single-word="false"/>
      <style:text-properties officeooo:paragraph-rsid="00fc5888"/>
    </style:style>
    <style:style style:name="P103" style:family="paragraph" style:parent-style-name="Standard">
      <style:paragraph-properties fo:text-align="center" style:justify-single-word="false"/>
      <style:text-properties fo:font-size="12pt" fo:font-style="normal" fo:font-weight="bold" officeooo:rsid="013586b6" officeooo:paragraph-rsid="013586b6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Text_20_body" style:list-style-name="L1">
      <style:paragraph-properties fo:text-align="justify" style:justify-single-word="false"/>
      <style:text-properties fo:font-size="11pt" fo:font-style="normal" fo:font-weight="normal" officeooo:rsid="0045b387" officeooo:paragraph-rsid="00a2d700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Text_20_body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06" style:family="paragraph" style:parent-style-name="Text_20_body" style:list-style-name="L3">
      <style:paragraph-properties fo:text-align="justify" style:justify-single-word="false"/>
      <style:text-properties fo:font-size="11pt" officeooo:paragraph-rsid="0071e673" style:font-size-asian="11pt" style:font-size-complex="11pt"/>
    </style:style>
    <style:style style:name="P107" style:family="paragraph" style:parent-style-name="Text_20_body" style:list-style-name="L3">
      <style:paragraph-properties fo:text-align="justify" style:justify-single-word="false"/>
      <style:text-properties fo:font-size="11pt" officeooo:paragraph-rsid="00726ef4" style:font-size-asian="11pt" style:font-size-complex="11pt"/>
    </style:style>
    <style:style style:name="P108" style:family="paragraph" style:parent-style-name="Text_20_body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109" style:family="paragraph" style:parent-style-name="Text_20_body" style:list-style-name="L3">
      <style:paragraph-properties fo:text-align="justify" style:justify-single-word="false"/>
      <style:text-properties fo:font-size="11pt" officeooo:rsid="0091d330" officeooo:paragraph-rsid="0091d330" style:font-size-asian="11pt" style:font-size-complex="11pt"/>
    </style:style>
    <style:style style:name="P110" style:family="paragraph" style:parent-style-name="Text_20_body" style:list-style-name="L3">
      <style:paragraph-properties fo:text-align="justify" style:justify-single-word="false"/>
      <style:text-properties fo:font-size="11pt" officeooo:rsid="009657b0" officeooo:paragraph-rsid="009657b0" style:font-size-asian="11pt" style:font-size-complex="11pt"/>
    </style:style>
    <style:style style:name="T1" style:family="text">
      <style:text-properties officeooo:rsid="0020dcb7"/>
    </style:style>
    <style:style style:name="T2" style:family="text">
      <style:text-properties officeooo:rsid="002312e9"/>
    </style:style>
    <style:style style:name="T3" style:family="text">
      <style:text-properties officeooo:rsid="002931b5"/>
    </style:style>
    <style:style style:name="T4" style:family="text">
      <style:text-properties officeooo:rsid="002a9e5e"/>
    </style:style>
    <style:style style:name="T5" style:family="text">
      <style:text-properties officeooo:rsid="002c5553"/>
    </style:style>
    <style:style style:name="T6" style:family="text">
      <style:text-properties officeooo:rsid="002d603e"/>
    </style:style>
    <style:style style:name="T7" style:family="text">
      <style:text-properties officeooo:rsid="002eeefa"/>
    </style:style>
    <style:style style:name="T8" style:family="text">
      <style:text-properties officeooo:rsid="00311a7f"/>
    </style:style>
    <style:style style:name="T9" style:family="text">
      <style:text-properties officeooo:rsid="00325eed"/>
    </style:style>
    <style:style style:name="T10" style:family="text">
      <style:text-properties officeooo:rsid="0034481e"/>
    </style:style>
    <style:style style:name="T11" style:family="text">
      <style:text-properties officeooo:rsid="0034d55c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officeooo:rsid="00412122" style:font-size-asian="11pt" style:font-style-asian="normal" style:font-size-complex="11pt" style:font-style-complex="normal"/>
    </style:style>
    <style:style style:name="T14" style:family="text">
      <style:text-properties fo:font-size="11pt" fo:font-style="normal" officeooo:rsid="00806bf4" style:font-size-asian="11pt" style:font-style-asian="normal" style:font-size-complex="11pt" style:font-style-complex="normal"/>
    </style:style>
    <style:style style:name="T15" style:family="text">
      <style:text-properties fo:font-size="11pt" fo:font-style="normal" fo:font-weight="normal" officeooo:rsid="003c3463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9ac1ec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b12729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f985ba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b22b31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normal" officeooo:rsid="00b30ec5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faa832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b48c9a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size="11pt" fo:font-style="normal" fo:font-weight="normal" officeooo:rsid="00b58b37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size="11pt" fo:font-style="normal" fo:font-weight="normal" officeooo:rsid="00b690c3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size="11pt" fo:font-style="normal" fo:font-weight="normal" officeooo:rsid="00b7a1b4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a403e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normal" officeooo:rsid="00f72078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size="11pt" fo:font-style="normal" fo:font-weight="normal" officeooo:rsid="00ff2eca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fo:font-weight="normal" officeooo:rsid="00ff48c4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officeooo:rsid="00674789" style:font-size-asian="11pt" style:font-size-complex="11pt"/>
    </style:style>
    <style:style style:name="T32" style:family="text">
      <style:text-properties fo:font-size="11pt" officeooo:rsid="00681c09" style:font-size-asian="11pt" style:font-size-complex="11pt"/>
    </style:style>
    <style:style style:name="T33" style:family="text">
      <style:text-properties fo:font-size="11pt" officeooo:rsid="0069bdc3" style:font-size-asian="11pt" style:font-size-complex="11pt"/>
    </style:style>
    <style:style style:name="T34" style:family="text">
      <style:text-properties fo:font-size="11pt" officeooo:rsid="006ce811" style:font-size-asian="11pt" style:font-size-complex="11pt"/>
    </style:style>
    <style:style style:name="T35" style:family="text">
      <style:text-properties fo:font-size="11pt" officeooo:rsid="006dcaf6" style:font-size-asian="11pt" style:font-size-complex="11pt"/>
    </style:style>
    <style:style style:name="T36" style:family="text">
      <style:text-properties fo:font-size="11pt" officeooo:rsid="00777a64" style:font-size-asian="11pt" style:font-size-complex="11pt"/>
    </style:style>
    <style:style style:name="T37" style:family="text">
      <style:text-properties fo:font-size="11pt" officeooo:rsid="00780542" style:font-size-asian="11pt" style:font-size-complex="11pt"/>
    </style:style>
    <style:style style:name="T38" style:family="text">
      <style:text-properties fo:font-size="11pt" officeooo:rsid="00794ae8" style:font-size-asian="11pt" style:font-size-complex="11pt"/>
    </style:style>
    <style:style style:name="T39" style:family="text">
      <style:text-properties fo:font-size="11pt" officeooo:rsid="007c69d2" style:font-size-asian="11pt" style:font-size-complex="11pt"/>
    </style:style>
    <style:style style:name="T40" style:family="text">
      <style:text-properties officeooo:rsid="003c3463"/>
    </style:style>
    <style:style style:name="T41" style:family="text">
      <style:text-properties officeooo:rsid="00412122"/>
    </style:style>
    <style:style style:name="T42" style:family="text">
      <style:text-properties officeooo:rsid="004cf245"/>
    </style:style>
    <style:style style:name="T43" style:family="text">
      <style:text-properties officeooo:rsid="00554aca"/>
    </style:style>
    <style:style style:name="T44" style:family="text">
      <style:text-properties officeooo:rsid="0057f8a2"/>
    </style:style>
    <style:style style:name="T45" style:family="text">
      <style:text-properties officeooo:rsid="005e6a2c"/>
    </style:style>
    <style:style style:name="T46" style:family="text">
      <style:text-properties officeooo:rsid="005ec22d"/>
    </style:style>
    <style:style style:name="T47" style:family="text">
      <style:text-properties officeooo:rsid="0060a96d"/>
    </style:style>
    <style:style style:name="T48" style:family="text">
      <style:text-properties officeooo:rsid="00704d88"/>
    </style:style>
    <style:style style:name="T49" style:family="text">
      <style:text-properties officeooo:rsid="0070cfd3"/>
    </style:style>
    <style:style style:name="T50" style:family="text">
      <style:text-properties officeooo:rsid="0071d221"/>
    </style:style>
    <style:style style:name="T51" style:family="text">
      <style:text-properties officeooo:rsid="0072c625"/>
    </style:style>
    <style:style style:name="T52" style:family="text">
      <style:text-properties officeooo:rsid="0074abf4"/>
    </style:style>
    <style:style style:name="T53" style:family="text">
      <style:text-properties officeooo:rsid="008253bd"/>
    </style:style>
    <style:style style:name="T54" style:family="text">
      <style:text-properties officeooo:rsid="00843d6d"/>
    </style:style>
    <style:style style:name="T55" style:family="text">
      <style:text-properties officeooo:rsid="00858c8e"/>
    </style:style>
    <style:style style:name="T56" style:family="text">
      <style:text-properties officeooo:rsid="008bad35"/>
    </style:style>
    <style:style style:name="T57" style:family="text">
      <style:text-properties officeooo:rsid="008e23ec"/>
    </style:style>
    <style:style style:name="T58" style:family="text">
      <style:text-properties officeooo:rsid="008edcb9"/>
    </style:style>
    <style:style style:name="T59" style:family="text">
      <style:text-properties officeooo:rsid="009295ac"/>
    </style:style>
    <style:style style:name="T60" style:family="text">
      <style:text-properties officeooo:rsid="009657b0"/>
    </style:style>
    <style:style style:name="T61" style:family="text">
      <style:text-properties officeooo:rsid="00986216"/>
    </style:style>
    <style:style style:name="T62" style:family="text">
      <style:text-properties officeooo:rsid="009ac1ec"/>
    </style:style>
    <style:style style:name="T63" style:family="text">
      <style:text-properties officeooo:rsid="009c0547"/>
    </style:style>
    <style:style style:name="T64" style:family="text">
      <style:text-properties officeooo:rsid="009d40fa"/>
    </style:style>
    <style:style style:name="T65" style:family="text">
      <style:text-properties officeooo:rsid="009e6ff1"/>
    </style:style>
    <style:style style:name="T66" style:family="text">
      <style:text-properties officeooo:rsid="009ee47f"/>
    </style:style>
    <style:style style:name="T67" style:family="text">
      <style:text-properties officeooo:rsid="00aaca02"/>
    </style:style>
    <style:style style:name="T68" style:family="text">
      <style:text-properties officeooo:rsid="00ac253a"/>
    </style:style>
    <style:style style:name="T69" style:family="text">
      <style:text-properties officeooo:rsid="00b8f804"/>
    </style:style>
    <style:style style:name="T70" style:family="text">
      <style:text-properties officeooo:rsid="00bcc36a"/>
    </style:style>
    <style:style style:name="T71" style:family="text">
      <style:text-properties officeooo:rsid="00c000ed"/>
    </style:style>
    <style:style style:name="T72" style:family="text">
      <style:text-properties officeooo:rsid="00c04f4a"/>
    </style:style>
    <style:style style:name="T73" style:family="text">
      <style:text-properties officeooo:rsid="00c53327"/>
    </style:style>
    <style:style style:name="T74" style:family="text">
      <style:text-properties officeooo:rsid="00c65c44"/>
    </style:style>
    <style:style style:name="T75" style:family="text">
      <style:text-properties officeooo:rsid="00ce5245"/>
    </style:style>
    <style:style style:name="T76" style:family="text">
      <style:text-properties officeooo:rsid="00ce7623"/>
    </style:style>
    <style:style style:name="T77" style:family="text">
      <style:text-properties officeooo:rsid="00d05e12"/>
    </style:style>
    <style:style style:name="T78" style:family="text">
      <style:text-properties officeooo:rsid="00d5eb82"/>
    </style:style>
    <style:style style:name="T79" style:family="text">
      <style:text-properties officeooo:rsid="00db841a"/>
    </style:style>
    <style:style style:name="T80" style:family="text">
      <style:text-properties officeooo:rsid="00dc5737"/>
    </style:style>
    <style:style style:name="T81" style:family="text">
      <style:text-properties officeooo:rsid="00dce894"/>
    </style:style>
    <style:style style:name="T82" style:family="text">
      <style:text-properties officeooo:rsid="00e26a19"/>
    </style:style>
    <style:style style:name="T83" style:family="text">
      <style:text-properties officeooo:rsid="00e69b27"/>
    </style:style>
    <style:style style:name="T84" style:family="text">
      <style:text-properties officeooo:rsid="00e7eed5"/>
    </style:style>
    <style:style style:name="T85" style:family="text">
      <style:text-properties officeooo:rsid="00e94e3f"/>
    </style:style>
    <style:style style:name="T86" style:family="text">
      <style:text-properties officeooo:rsid="00eb3d53"/>
    </style:style>
    <style:style style:name="T87" style:family="text">
      <style:text-properties officeooo:rsid="00eb6ed9"/>
    </style:style>
    <style:style style:name="T88" style:family="text">
      <style:text-properties officeooo:rsid="00f985ba"/>
    </style:style>
    <style:style style:name="T89" style:family="text">
      <style:text-properties fo:font-style="normal" fo:font-weight="normal" officeooo:rsid="00a403e1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71a9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7dbf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90e56" style:font-style-asian="normal" style:font-weight-asian="normal" style:font-style-complex="normal" style:font-weight-complex="normal"/>
    </style:style>
    <style:style style:name="T93" style:family="text">
      <style:text-properties officeooo:rsid="01018657"/>
    </style:style>
    <style:style style:name="T94" style:family="text">
      <style:text-properties officeooo:rsid="01024f6d"/>
    </style:style>
    <style:style style:name="T95" style:family="text">
      <style:text-properties officeooo:rsid="01065fd4"/>
    </style:style>
    <style:style style:name="T96" style:family="text">
      <style:text-properties officeooo:rsid="010820c0"/>
    </style:style>
    <style:style style:name="T97" style:family="text">
      <style:text-properties officeooo:rsid="0108ba85"/>
    </style:style>
    <style:style style:name="T98" style:family="text">
      <style:text-properties officeooo:rsid="010c11c8"/>
    </style:style>
    <style:style style:name="T99" style:family="text">
      <style:text-properties officeooo:rsid="010f9223"/>
    </style:style>
    <style:style style:name="T100" style:family="text">
      <style:text-properties officeooo:rsid="010fff95"/>
    </style:style>
    <style:style style:name="T101" style:family="text">
      <style:text-properties officeooo:rsid="01106a91"/>
    </style:style>
    <style:style style:name="T102" style:family="text">
      <style:text-properties officeooo:rsid="01108d5b"/>
    </style:style>
    <style:style style:name="T103" style:family="text">
      <style:text-properties officeooo:rsid="011285bf"/>
    </style:style>
    <style:style style:name="T104" style:family="text">
      <style:text-properties officeooo:rsid="01148dca"/>
    </style:style>
    <style:style style:name="T105" style:family="text">
      <style:text-properties officeooo:rsid="0117ed71"/>
    </style:style>
    <style:style style:name="T106" style:family="text">
      <style:text-properties officeooo:rsid="011ac188"/>
    </style:style>
    <style:style style:name="T107" style:family="text">
      <style:text-properties officeooo:rsid="011c0575"/>
    </style:style>
    <style:style style:name="T108" style:family="text">
      <style:text-properties officeooo:rsid="011ead45"/>
    </style:style>
    <style:style style:name="T109" style:family="text">
      <style:text-properties officeooo:rsid="011ecf46"/>
    </style:style>
    <style:style style:name="T110" style:family="text">
      <style:text-properties officeooo:rsid="01214f95"/>
    </style:style>
    <style:style style:name="T111" style:family="text">
      <style:text-properties officeooo:rsid="01244f63"/>
    </style:style>
    <style:style style:name="T112" style:family="text">
      <style:text-properties officeooo:rsid="0124e5fc"/>
    </style:style>
    <style:style style:name="T113" style:family="text">
      <style:text-properties officeooo:rsid="012713ef"/>
    </style:style>
    <style:style style:name="T114" style:family="text">
      <style:text-properties officeooo:rsid="0127a0c5"/>
    </style:style>
    <style:style style:name="T115" style:family="text">
      <style:text-properties officeooo:rsid="0129726a"/>
    </style:style>
    <style:style style:name="T116" style:family="text">
      <style:text-properties officeooo:rsid="012a9bbd"/>
    </style:style>
    <style:style style:name="T117" style:family="text">
      <style:text-properties officeooo:rsid="012c7d1d"/>
    </style:style>
    <style:style style:name="T118" style:family="text">
      <style:text-properties officeooo:rsid="012f2f1e"/>
    </style:style>
    <style:style style:name="T119" style:family="text">
      <style:text-properties officeooo:rsid="01304b94"/>
    </style:style>
    <style:style style:name="T120" style:family="text">
      <style:text-properties officeooo:rsid="0131ac36"/>
    </style:style>
    <style:style style:name="T121" style:family="text">
      <style:text-properties officeooo:rsid="0132124a"/>
    </style:style>
    <style:style style:name="T122" style:family="text">
      <style:text-properties officeooo:rsid="013586b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kład grupy:</text:p>
      <text:p text:style-name="P2">Rafał Seredowski </text:p>
      <text:p text:style-name="P2">Adrian Sak vel Antoszak</text:p>
      <text:p text:style-name="P2">Michał Reszka</text:p>
      <text:p text:style-name="P1"/>
      <text:p text:style-name="P1">ORGANIZACJA PRACY FIRMY Z CATERINGIEM DIETETYCZNYM</text:p>
      <text:p text:style-name="P3">OPIS PROBLEMU</text:p>
      <text:p text:style-name="P3"/>
      <text:p text:style-name="P47">Właściciele zakładanej firmy związanej z cateringiem dietetycznym postanowili zlecić stworzenie systemu informatycznego usprawniającego monitorowanie zamówień oraz zarządzanie harmonogramem pracy pracowników.</text:p>
      <text:p text:style-name="P4"/>
      <text:list xml:id="list2362336431" text:style-name="L1">
        <text:list-item>
          <text:p text:style-name="P48">Funkcjonowanie cateringu dietetycznego polega na świadczeniu usług gastronomicznych. Usługi polegają na zbieraniu zamówień od klientów (indywidualnych, ale też zbiorowych – np. firmy), komponowaniu diet w zależności od potrzeb indywidualnych klienta/ów, przygotowywaniu posiłków oraz dostarczaniu ich do klienta. <text:span text:style-name="T3">Klient może także </text:span><text:span text:style-name="T4">osobiście</text:span><text:span text:style-name="T3"> odebrać zamówienie stacjonarnie. </text:span></text:p>
          <text:p text:style-name="P48"/>
        </text:list-item>
        <text:list-item>
          <text:p text:style-name="P49">Klient może złożyć zamówienie stacjonarnie, telefonicznie, a także przez stronę internetową bądź aplikację mobilną. Klient może złożyć zamówienie na jednorazowy posiłek, a także na serię posiłków (np. miesięczną). Klient wybiera rodzaj diety, preferowane posiłki, a także rodzaj odbioru/dostawy. <text:span text:style-name="T5">M</text:span>oże <text:span text:style-name="T5">on także </text:span>zgłosić zmiany w danych posiłkach po kontakcie z dietetykie<text:span text:style-name="T7">m</text:span>, <text:span text:style-name="T6">j</text:span>eśli wybrane składniki mu nie odpowiadają. <text:span text:style-name="T6">Klient m</text:span>oże skomponować własny zestaw posiłków. <text:s/></text:p>
          <text:p text:style-name="P49"/>
        </text:list-item>
        <text:list-item>
          <text:p text:style-name="P49">Opłaty są przyjmowane podczas składania zamówienia, zarówno za posiłki jednorazowe, jak i serie posiłków <text:span text:style-name="T2">(np. catering miesięczny z możliwością dostosowania ilości posiłków w ciągu dnia)</text:span>. Klient indywidualny jak i firmy mogą uzyskać paragon bądź fakturę zakupu danej usługi. Podczas składania zamówienia odpowiednie dane klienta są składane w systemie. Na ich podstawie uzyskuje się dowód zakupu w postaci paragonu bądź faktury.</text:p>
          <text:p text:style-name="P49"/>
        </text:list-item>
        <text:list-item>
          <text:p text:style-name="P50">W zależności od złożonych zamówień, <text:span text:style-name="T8">system powinien umożliwiać zarządzanie</text:span> harmonogramem pracy pracowników odpowiedzialnych za: przygotowywanie posiłków, dotarczanie ich, <text:span text:style-name="T11">wydawanie </text:span>zamówień <text:span text:style-name="T11">odbieranych </text:span>stacjonarn<text:span text:style-name="T11">ie</text:span>. W dodatku, dietetycy mogą komponować kolejne przepisy. <text:span text:style-name="T9">W zależności od zainteresowania, pory roku, świąt bądź wydarzeń kulturowych pewne przepisy mogą być także modyfikowane lub czasowo dostępne</text:span>.</text:p>
          <text:p text:style-name="P50"/>
        </text:list-item>
        <text:list-item>
          <text:p text:style-name="P51">Catering przyjmuje także reklamacje za oferowane usługi, które następnie rozpatruje. <text:span text:style-name="T10">Klient może w szczególnych przypadkach żądać zwrotu kosztów zamówienia bądź usługi lub innej formy rekompensaty. </text:span></text:p>
          <text:p text:style-name="P51"/>
        </text:list-item>
        <text:list-item>
          <text:p text:style-name="P51">W przypadku zamówień odbieranych stacjonarnie klient musi okazać odpowiednie dane, aby umożliwić zidentyfikowanie zamówienia np. numer zamówienia, numer telefonu, dane osobiste. </text:p>
          <text:p text:style-name="P51"/>
        </text:list-item>
        <text:list-item>
          <text:p text:style-name="P51">Kucharze przygotowują posiłki w zależności od terminu dostawy lub odbioru zamówienia, w odpowiedniej kolejności tzn. najpierw są przygotowywane posiłki, dla których termin dostawy bądź odbioru jest najbliższy. <text:span text:style-name="T1">Kucharze wiedzą, jakie posiłki mają zostać przygotowane na podstawie danych przechowywanych w systemie.</text:span></text:p>
          <text:p text:style-name="P51"/>
        </text:list-item>
        <text:list-item>
          <text:p text:style-name="P52">Przygotowane zamówienia są odpowiednio oznaczane bezpośrednio po zapakowaniu przez kucharzy, oznaczeniem są etykiety z odpowiednimi danymi np. numer zamówienia oraz sposób odbioru/ adres dostawy.</text:p>
          <text:p text:style-name="P52"/>
        </text:list-item>
        <text:list-item>
          <text:p text:style-name="P53">Właściciele cateringu ustalają oraz aktualizują cennik usług (posiłków oraz ewentualnych dostaw).</text:p>
        </text:list-item>
        <text:list-item>
          <text:p text:style-name="P104"><text:soft-page-break/>System informatyczny dla firmy cateringowej <text:span text:style-name="T42">usprawni</text:span> problem skutecznego monitorowania zamówień oraz <text:span text:style-name="T64">tworzenia </text:span>harmonogramu pracy pracowników, umożliwiając zbieranie, przetwarzanie zamówień, personalizację menu, zarządzanie płatnościami, identyfikację zamówień, <text:line-break/><text:span text:style-name="T64">a także rejestrowanie </text:span><text:span text:style-name="T66">reklamacji zgłaszanych przez klientów</text:span>. <text:span text:style-name="T48">Jest to także</text:span> usprawnienie <text:span text:style-name="T65">procesów biznesowych</text:span>, co przyczynia się do poprawy obsługi <text:span text:style-name="T63">oraz satysfakcji</text:span> klienta, <text:span text:style-name="T64">a także </text:span>efektywności firmy.</text:p>
        </text:list-item>
      </text:list>
      <text:p text:style-name="P5"/>
      <text:p text:style-name="P42">CEL</text:p>
      <text:p text:style-name="P6"/>
      <text:p text:style-name="P8">Celem systemu informatycznego jest usprawnienie i zautomatyzowanie procesu przyjmowania, rejestrowania oraz zarządzania zamówieniami klientów w firmie cateringowej, <text:span text:style-name="T47">ograniczając</text:span> stosowanie dokumentów papierowych, co pozwoli na dokładną i <text:span text:style-name="T43">szybką</text:span> obsługę zamówień oraz precyzyjną ewidencję danych klientó<text:span text:style-name="T44">w, </text:span>personalizację menu i planowanie harmonogramu pracy, zwiększając efektywność i poprawiając obsługę klienta.</text:p>
      <text:p text:style-name="P6"/>
      <text:p text:style-name="P44">ZAKRES</text:p>
      <text:p text:style-name="P7"/>
      <text:p text:style-name="P9">Zakres systemu koncentruje się na usprawnieniu i automatyzacji procesu obsługi zamówień klientów, w tym personalizacji menu i planowania harmonogramu pracy, oraz <text:span text:style-name="T46">ograniczenia</text:span> dokumentów papierowych w celu poprawy efektywności operacyjnej i obsługi klienta. Zakres systemu obejmuj<text:span text:style-name="T93">e</text:span>:</text:p>
      <text:list xml:id="list2605049399" text:style-name="L2">
        <text:list-item>
          <text:p text:style-name="P105">Przyjmowanie i rejestrowanie zamówień od klientów, zarówno indywidualnych, jak i zbiorowych (np. firmy), <text:span text:style-name="T50">a także obsługę zapytań ofertowych od klientów</text:span>.</text:p>
        </text:list-item>
        <text:list-item>
          <text:p text:style-name="P105">Komponowanie i personalizację dań zgodnie z preferencjami i potrzebami klientów.</text:p>
        </text:list-item>
        <text:list-item>
          <text:p text:style-name="P105">Zarządzanie harmonogramem pracy pracowników odpowiedzialnych za <text:span text:style-name="T49">tworzenie przepisów, </text:span>przygotowywanie posiłków, dostarczanie zamówień oraz obsługę klientów stacjonarnych.</text:p>
        </text:list-item>
        <text:list-item>
          <text:p text:style-name="P105"><text:span text:style-name="T45">Ograniczenie</text:span> stosowania dokumentów papierowych w procesie obsługi zamówień i w zamian dostarczanie elektronicznych dokumentów klientom, <text:span text:style-name="T51">a także w procesie tworzenia i zarządzania harmonogramem pracy</text:span>.</text:p>
        </text:list-item>
        <text:list-item>
          <text:p text:style-name="P105">Umożliwienie klientom składania zamówień poprzez różne kanały, takie jak strona internetowa, aplikacja mobilna, telefon i zamówienia stacjonarne.</text:p>
        </text:list-item>
        <text:list-item>
          <text:p text:style-name="P105">Obsługę reklamacji oraz zarządzanie nimi, <text:span text:style-name="T54">przyjmowanie ich przez stronę internetową, aplikację mobilną </text:span><text:span text:style-name="T55">lub telefonicznie</text:span>.</text:p>
        </text:list-item>
        <text:list-item>
          <text:p text:style-name="P105">Realizacj<text:span text:style-name="T93">ę</text:span> zamówień klient<text:span text:style-name="T93">ó</text:span><text:span text:style-name="T94">w, p</text:span>rzygotowanie i dostarczenie zamówionych dań według preferencji i terminów dostawy klienta.</text:p>
          <text:p text:style-name="P105"/>
        </text:list-item>
      </text:list>
      <text:p text:style-name="P45">KONTEKST</text:p>
      <text:p text:style-name="P40"/>
      <text:p text:style-name="P35">Kontekst systemu obejmuje:</text:p>
      <text:list xml:id="list3681350294" text:style-name="L3">
        <text:list-item>
          <text:p text:style-name="P106">Obsługę zamówień i personalizację menu: <text:span text:style-name="T60">s</text:span>ystem cateringowy koncentruje się na przyjmowaniu, rejestrowaniu oraz zarządzaniu zamówieniami klientów, w tym dostosowaniu dań do preferencji <text:s text:c="6"/>i potrzeb klientów.</text:p>
        </text:list-item>
        <text:list-item>
          <text:p text:style-name="P107">Planowanie harmonogramu pracy: <text:span text:style-name="T60">s</text:span>ystem odpowiada za zarządzanie harmonogramem pracowników, włączając w to pracowników odpowiedzialnych za <text:span text:style-name="T49">tworzenie przepisów, </text:span>przygotowywanie posiłków, dostarczanie zamówień oraz obsługę klientów stacjonarnych.</text:p>
        </text:list-item>
        <text:list-item>
          <text:p text:style-name="P108"><text:soft-page-break/>Ograniczenie stosowania dokumentów papierowych: <text:span text:style-name="T60">s</text:span>ystem <text:span text:style-name="T52">umożliwi </text:span>ograniczeni<text:span text:style-name="T52">e</text:span> stosowania dokumentów papierowych w procesie obsługi zamówień, zastępując je w miarę możliwości elektronicznymi dokumentami dla klientów. <text:span text:style-name="T52">Poza tym, dokumenty elektroniczne będą stosowane w procesie tworzenia i zarządzania harmonogramem pracy.</text:span></text:p>
        </text:list-item>
        <text:list-item>
          <text:p text:style-name="P109">Wydawanie zamówienia: <text:span text:style-name="T60">s</text:span>ystem musi zapewnić sprawną identyfikację klientów, uwzględniając dokumenty takie jak pokwitowania, <text:span text:style-name="T59">faktury</text:span> czy numery zamówień, aby zapewnić dokładne i efektywne wydanie zamówień.</text:p>
        </text:list-item>
        <text:list-item>
          <text:p text:style-name="P109">Obsługa reklamacji <text:span text:style-name="T57">oraz satysfakcji klienta</text:span>: <text:span text:style-name="T60">s</text:span>ystem umożliwia obsługę zgłaszania i zarządzanie reklamacjami klientów dotyczącymi jakości usług i zamówień. <text:span text:style-name="T56">Reklamacje są zgłaszane drogą elektroniczną bądź telefoniczną. Dodatkowo, system monitoruje i ocenia satysfakcję klienta, pozwalając na śledzenie opinii klientów w celu ciągłego doskonalenia obsługi.</text:span></text:p>
        </text:list-item>
        <text:list-item>
          <text:p text:style-name="P110">Obsługa zapytań ofertowych: system cateringowy obejmuje obsługę zapytań ofertowych od potencjalnych klientów, <text:span text:style-name="T61">co pozwala na </text:span>przechowywanie informacji kontaktowych, tworzenie spersonalizowanych ofert cateringowych oraz komunikację z klientami w celu dostarczenia szczegółowych informacji na temat usług cateringowych.</text:p>
          <text:p text:style-name="P110"/>
        </text:list-item>
      </text:list>
      <text:p text:style-name="P46"><text:span text:style-name="T31">Jednakże s</text:span><text:span text:style-name="T30">ystem cateringowy nie obejmuje bezpośrednio procesów księgowości i rozliczeń z </text:span><text:span text:style-name="T36">U</text:span><text:span text:style-name="T30">rzędem </text:span><text:span text:style-name="T36">S</text:span><text:span text:style-name="T30">karbowym. Wymaga współpracy z odrębnym systemem finansowo-księgowym, który zarządza finansami firmy, w tym rozliczeniami podatkowymi i sporządzaniem zestawień finansowych. </text:span><text:span text:style-name="T32">Projektowany system </text:span><text:span text:style-name="T33">będzie umożliwiał eksport danych finansowych do systemu finansowo-księgowego. Jest to integracja między systemami, a nie bezpośrednie zadanie systemu cateringowego. </text:span><text:span text:style-name="T34">Poza tym, system nie zajmuje się bezpośrednio </text:span><text:span text:style-name="T37">wybranymi </text:span><text:span text:style-name="T34">kwestiami związanymi z zarządzaniem personelem, takimi jak rekrutacja </text:span><text:span text:style-name="T38">i</text:span><text:span text:style-name="T34"> płace pracowników. System cateringowy </text:span><text:span text:style-name="T35">ponadto </text:span><text:span text:style-name="T34">może dostarcz</text:span><text:span text:style-name="T35">a</text:span><text:span text:style-name="T34">ć informacje o zamówieniach i adresach dostawy, ale zarządzanie samymi pojazdami i </text:span><text:span text:style-name="T35">sposobem dostaw</text:span><text:span text:style-name="T34"> </text:span><text:span text:style-name="T35">będzie zadaniem oddzielnego s</text:span><text:span text:style-name="T34">ystem</text:span><text:span text:style-name="T35">u</text:span><text:span text:style-name="T34"> logistyczn</text:span><text:span text:style-name="T35">ego, który otrzymywałby odpowiednie dane z systemu cateringowego</text:span><text:span text:style-name="T34">. System cateringowy nie zawiera bezpośrednio funkcji zarządzania ewidencją produktów potrzebnych do przygotowywania dań. Jednakże, w celu utrzymania odpowiednich zapasów, istnieje potrzeba współpracy z systemem magazynowym, który monitoruje dostępność surowców i produktów kuchennych. System magazynowy otrzymuje informacje na temat potrzebnych produktów od systemu cateringowego, aby zapewnić, że dostępność surowców jest zgodna z zapotrzebowaniem na potrawy </text:span><text:span text:style-name="T39">m.in. ze względu na to, jakie potrawy są najczęściej wybierane w danym okresie przez klientów</text:span><text:span text:style-name="T34">.</text:span></text:p>
      <text:p text:style-name="P10"/>
      <text:p text:style-name="P6"/>
      <text:p text:style-name="P43">ZDARZENIA BIZNESOWE</text:p>
      <text:p text:style-name="P12"><text:span text:style-name="T41">1</text:span>. P<text:span text:style-name="T41">lanowanie menu.</text:span></text:p>
      <text:p text:style-name="P41"><text:span text:style-name="T13">2</text:span><text:span text:style-name="T12">. Przyjęcie zamówienia od klienta </text:span><text:span text:style-name="T14">(zamówienia stacjonarne oraz on-line).</text:span></text:p>
      <text:p text:style-name="P12"><text:span text:style-name="T41">3</text:span>. Przygotowanie zamówienia.</text:p>
      <text:p text:style-name="P12"><text:span text:style-name="T41">4</text:span>. <text:span text:style-name="T40">Wydanie zlecenia:</text:span></text:p>
      <text:p text:style-name="P11"><text:span text:style-name="T40"><text:tab/>a) </text:span><text:span text:style-name="T62">W </text:span><text:span text:style-name="T40">przypadku odbioru stacjonarnego przez klienta:</text:span></text:p>
      <text:list xml:id="list3432540959" text:style-name="L4">
        <text:list-item>
          <text:p text:style-name="P99"><text:span text:style-name="T16">W</text:span><text:span text:style-name="T15">ydanie zamówienia po okazaniu pokwitowania, dowodu zakupu, numeru zamówieni</text:span><text:span text:style-name="T16">a.</text:span></text:p>
        </text:list-item>
        <text:list-item>
          <text:p text:style-name="P54"><text:span text:style-name="T62">W</text:span>ydanie zamówienia w przypadku braku pokwitowania na podstawie innych danych podanych przez klienta, jeśli zostały one zapisane w systemie.</text:p>
        </text:list-item>
      </text:list>
      <text:p text:style-name="P13"><text:s/><text:tab/>b) <text:span text:style-name="T62">W</text:span> przypadku dostawy do klienta:</text:p>
      <text:list xml:id="list4120798078" text:style-name="L5">
        <text:list-item>
          <text:p text:style-name="P100"><text:span text:style-name="T16">W</text:span><text:span text:style-name="T15">ydanie zamówienia po zawiezieniu go na konkretny adres.</text:span></text:p>
        </text:list-item>
      </text:list>
      <text:p text:style-name="P14"><text:span text:style-name="T53">5</text:span>. Przygotowanie zestawienia finansowego do Urzędu Skarbowego.</text:p>
      <text:p text:style-name="P15"><text:span text:style-name="T53">6</text:span>. Obsługa zapytań ofertowych.</text:p>
      <text:p text:style-name="P16"><text:span text:style-name="T53">7</text:span>. Ocena <text:span text:style-name="T58">reklamacji oraz </text:span>satysfakcji klienta.</text:p>
      <text:p text:style-name="P16"/>
      <text:p text:style-name="P16"><text:soft-page-break/></text:p>
      <text:p text:style-name="P16"/>
      <text:p text:style-name="P16"/>
      <text:p text:style-name="P37">WYMAGANIA FUNKCJONALNE</text:p>
      <text:p text:style-name="P33"/>
      <text:p text:style-name="P39">Ewidencjonowanie zamówień:</text:p>
      <text:p text:style-name="P33"/>
      <text:list xml:id="list2916599635" text:style-name="L6">
        <text:list-item>
          <text:p text:style-name="P55">Ewidencjonowanie zamówień klientów na usługi cateringowe, co pozwala usprawnić wyszukiwanie zamówień w danym okresie oraz ich analizę.</text:p>
        </text:list-item>
      </text:list>
      <text:list xml:id="list3336076527" text:style-name="L7">
        <text:list-item>
          <text:p text:style-name="P95"><text:span text:style-name="T90">System </text:span><text:span text:style-name="T91">będzie</text:span><text:span text:style-name="T90"> umożliwiać p</text:span><text:span text:style-name="T89">rzyjmowanie zleceń drogą elektroniczną od klientów. Powinien również obsługiwać elektroniczne potwierdzenia zamówień.</text:span></text:p>
        </text:list-item>
      </text:list>
      <text:list xml:id="list490846608" text:style-name="L8">
        <text:list-item>
          <text:p text:style-name="P56">System będzie umożliwiać personalizację menu klienta w zależności od jego preferencji, potrzeb żywieniowych oraz dostępności produktów, klient będzie mógł także edytować swoje zamówienia.</text:p>
        </text:list-item>
      </text:list>
      <text:list xml:id="list2305290313" text:style-name="L9">
        <text:list-item>
          <text:p text:style-name="P96"><text:span text:style-name="T89">W przypadku zamówień stacjonarnych będzie możliwe jednorazowe wydrukowanie oryginalnego dowodu zakupu (paragonu bądź faktury), </text:span><text:span text:style-name="T92">pracownik będzie miał możliwość drukowania etykiet do oznaczania zamówień gotowych do dostarczenia lub odebrania przez klienta.</text:span></text:p>
        </text:list-item>
      </text:list>
      <text:list xml:id="list2383685438" text:style-name="L10">
        <text:list-item>
          <text:p text:style-name="P97"><text:span text:style-name="T79">System powinien umożliwiać klientom składanie</text:span> zamówień z określonymi dostępnymi datami dostawy, uwzględniając dostępność obsługi na te daty.</text:p>
        </text:list-item>
      </text:list>
      <text:list xml:id="list3125827312" text:style-name="L11">
        <text:list-item>
          <text:p text:style-name="P98">W przypadku odbierania zamówienia stacjonarnie <text:span text:style-name="T67">klient będzie musiał podać odpowiednie dane, na podstawie których będzie można zewidencjonować zamówienie (np. numer zamówienia, </text:span><text:span text:style-name="T68">numer telefonu, </text:span><text:span text:style-name="T67">imię i nazwisko, adres do faktury). Są to dane, które były wcześniej zapisane w systemie. </text:span><text:span text:style-name="T68">Gdy klient nie jest zarejestrowany w systemie, w przypadku składania zamówienia otrzymuje </text:span><text:span text:style-name="T88">SMS</text:span><text:span text:style-name="T68">-a wysłanego automatycznie przez system wraz z potwierdzeniem zamówienia. </text:span></text:p>
        </text:list-item>
      </text:list>
      <text:p text:style-name="P18"/>
      <text:p text:style-name="P39">Ewidencjonowanie cennika:</text:p>
      <text:p text:style-name="P33"/>
      <text:list xml:id="list1163869457" text:style-name="L12">
        <text:list-item>
          <text:p text:style-name="P101"><text:span text:style-name="T17">System będzie umo</text:span><text:span text:style-name="T18">ż</text:span><text:span text:style-name="T17">liwiał zarządzanie cennikiem produktów oraz usług cateringowych, </text:span><text:span text:style-name="T19">zarząd będzie miał możliwość zmian poszczególnych cen. System będzie łączył się z zewnętrznym API, </text:span><text:span text:style-name="T28">aby </text:span><text:span text:style-name="T19">pobra</text:span><text:span text:style-name="T28">ć</text:span><text:span text:style-name="T19"> dan</text:span><text:span text:style-name="T28">e</text:span><text:span text:style-name="T19"> na temat obowiązujących aktualnie podatków. </text:span><text:span text:style-name="T20">System będzie pozwalał na wygenerowanie zestawienia finansowego na dany okres </text:span><text:span text:style-name="T21">umożliwiającym</text:span><text:span text:style-name="T20"> porównani</text:span><text:span text:style-name="T21">e</text:span><text:span text:style-name="T20"> cen </text:span><text:span text:style-name="T22">oraz nadzorowani</text:span><text:span text:style-name="T21">e</text:span><text:span text:style-name="T22"> </text:span><text:span text:style-name="T23">zadowolenia oferowanym stosunkiem jakości usług do ich ceny</text:span><text:span text:style-name="T22">. </text:span><text:span text:style-name="T29">Aby </text:span><text:span text:style-name="T24">firm</text:span><text:span text:style-name="T29">a</text:span><text:span text:style-name="T24"> cateringow</text:span><text:span text:style-name="T29">a mogła rozliczyć się</text:span><text:span text:style-name="T24"> z Urzędem Skarbowym, </text:span><text:span text:style-name="T25">będzie możliwe wygenerowanie danych na temat wartości zrealizowanych zleceń do oddzielnego systemu finansowo-księgowego.</text:span></text:p>
        </text:list-item>
      </text:list>
      <text:p text:style-name="P33"/>
      <text:p text:style-name="P39">Ewidencjonowanie klientów:</text:p>
      <text:p text:style-name="P33"/>
      <text:list xml:id="list2405741847" text:style-name="L13">
        <text:list-item>
          <text:p text:style-name="P102"><text:span text:style-name="T26">Ewidencjonowanie danych klientów - zap</text:span><text:span text:style-name="T27">i</text:span><text:span text:style-name="T26">sanie danych klienta w bazie umożliwi przyspieszenie procesów realizacyjnych.</text:span></text:p>
        </text:list-item>
        <text:list-item>
          <text:p text:style-name="P57">System powinien umożliwiać ocenę i recenzowanie usług cateringowych przez klientów, a także gromadzenie opinii.</text:p>
        </text:list-item>
      </text:list>
      <text:p text:style-name="P17"/>
      <text:p text:style-name="P39">Ewidencjonowanie pracowników:</text:p>
      <text:p text:style-name="P33"/>
      <text:list xml:id="list3601910991" text:style-name="L14">
        <text:list-item>
          <text:p text:style-name="P58">Planowanie harmonogramu pracy pracowników w zależności od natężenia pracy oraz ilości zamówień.</text:p>
        </text:list-item>
      </text:list>
      <text:p text:style-name="P17"/>
      <text:p text:style-name="P17"/>
      <text:p text:style-name="P17"/>
      <text:p text:style-name="P17"/>
      <text:p text:style-name="P19"/>
      <text:p text:style-name="P19"/>
      <text:p text:style-name="P20"/>
      <text:p text:style-name="P20"/>
      <text:p text:style-name="P17"/>
      <text:p text:style-name="P17"/>
      <text:p text:style-name="P26"/>
      <text:p text:style-name="P63"/>
      <text:p text:style-name="P34"/>
      <text:p text:style-name="P36">WYMAGANIA <text:span text:style-name="T69">NIE</text:span>FUNKCJONALNE</text:p>
      <text:p text:style-name="P36"/>
      <text:p text:style-name="P21"><text:span text:style-name="T80">1. </text:span>System powinien współpracować z wyświetlaczami <text:span text:style-name="T70">wyświetlającymi obecne zamówienia do realizacji kucharzom podczas ich pracy. Pozwoli to na szybkie przechodzenie do następnych zadań, przyspieszy przygotowywanie posiłków </text:span><text:span text:style-name="T78">oraz wydawanie ich</text:span><text:span text:style-name="T70">, co spowoduje wzrost jakości usług.</text:span></text:p>
      <text:p text:style-name="P21"/>
      <text:p text:style-name="P22"><text:span text:style-name="T80">2. </text:span>System powinien być zintegrowany do współpracy z kasami fiskalnymi <text:span text:style-name="T71">w sposób umożliwiający zapisywanie danych na temat zrealizowanych i przyjętych zamówień stacjonarnie. </text:span><text:span text:style-name="T72">Z poziomu systemu będą drukowane potwierdzenia zamówień, do tej czynności również wymagana jest komunikacja z kasą fiskalną.</text:span></text:p>
      <text:p text:style-name="P24"/>
      <text:p text:style-name="P27">3. System powinien integrować się z platformami płatności online w celu ułatwienia płatności za zamówienia.</text:p>
      <text:p text:style-name="P23"/>
      <text:p text:style-name="P23"><text:span text:style-name="T80">4. </text:span>System powinien umożliwiać połączenie z drukarkami etykiet w celu drukowania ich i oznaczania zamówień <text:s/>gotowych do oddania stacjonarnie bądź dostarczenia na wskazany adres.</text:p>
      <text:p text:style-name="P23"/>
      <text:p text:style-name="P25"><text:span text:style-name="T80">5. </text:span>W celu zapewnienia bezpieczeństwa oraz poufności danych system umożliwia zalogowanie do niego pracownikom dopiero po dwuetapowej weryfikacji.</text:p>
      <text:p text:style-name="P22"/>
      <text:p text:style-name="P22"><text:span text:style-name="T81">6. </text:span><text:span text:style-name="T73">System powinien umożliwiać zmianę języka w aplikacji bądź na stronie internetowej zarówno dla pracownika, jak i klienta </text:span><text:span text:style-name="T74">w celu ułatwienia dostępu do oferowanych przez niego usług dla ludzi o innych narodowościach</text:span><text:span text:style-name="T73">.</text:span></text:p>
      <text:p text:style-name="P22"/>
      <text:p text:style-name="P22"/>
      <text:p text:style-name="P22"/>
      <text:p text:style-name="P38">HISTORYJKI UŻYTKOWNIKA</text:p>
      <text:p text:style-name="P28"/>
      <text:list xml:id="list3778835815" text:style-name="L15">
        <text:list-item>
          <text:p text:style-name="P59"><text:span text:style-name="T83">Dietetycy chcą o</text:span>pracowa<text:span text:style-name="T83">ć</text:span> nowe menu sezonowe z uwzględnieniem dostępności świeżych składników.</text:p>
        </text:list-item>
        <text:list-item>
          <text:p text:style-name="P59"><text:span text:style-name="T83">Kucharze przygotowują potrawy, a dostawcy dostarczają je </text:span>na firmową imprezę.</text:p>
        </text:list-item>
        <text:list-item>
          <text:p text:style-name="P59"><text:span text:style-name="T84">Klient chce złożyć z</text:span>amówieni<text:span text:style-name="T76">e</text:span> specjalne <text:span text:style-name="T76">z uwagi na </text:span>alergi<text:span text:style-name="T76">ę</text:span> pokarmową, z indywidualnie dostosowanym menu.</text:p>
        </text:list-item>
        <text:list-item>
          <text:p text:style-name="P59"><text:span text:style-name="T84">Pracownicy muszą zareagować </text:span>na reklamację klienta dotyczącą jakości usługi i zapewnienie rozwiązania w terminie.</text:p>
        </text:list-item>
        <text:list-item>
          <text:p text:style-name="P59"><text:span text:style-name="T84">Kasjer musi wydać </text:span>zamówion<text:span text:style-name="T84">e</text:span> posiłk<text:span text:style-name="T84">i</text:span> klientowi, który zdecydował się na odbiór stacjonarny.</text:p>
        </text:list-item>
        <text:list-item>
          <text:p text:style-name="P59"><text:span text:style-name="T85">Kucharze przygotowują</text:span> posiłk<text:span text:style-name="T85">i </text:span>dla uczestników obozu sportowego, uwzględniając specjalne wymagania żywieniowe sportowców <text:span text:style-name="T85">w oparciu o kontakt z dietetykami</text:span>.</text:p>
        </text:list-item>
        <text:list-item>
          <text:p text:style-name="P59"><text:span text:style-name="T86">Klient chce złożyć zamówienie na</text:span> catering dietetyczn<text:span text:style-name="T86">y</text:span> <text:span text:style-name="T75">dostosowan</text:span><text:span text:style-name="T86">y </text:span><text:span text:style-name="T75">do </text:span>określon<text:span text:style-name="T75">ego</text:span> plan<text:span text:style-name="T75">u</text:span> żywieniow<text:span text:style-name="T75">ego</text:span>.</text:p>
        </text:list-item>
        <text:list-item>
          <text:p text:style-name="P59"><text:span text:style-name="T86">Dietetycy muszą opracować</text:span> menu dla eventu tematycznego, który obejmuje potrawy z różnych kuchni świata.</text:p>
        </text:list-item>
        <text:list-item>
          <text:p text:style-name="P59"><text:span text:style-name="T86">Pracownicy muszą zorganizować</text:span> catering na wydarzenie charytatywne, <text:span text:style-name="T77">o</text:span>ferując specjalne menu<text:line-break/>i rabaty.</text:p>
        </text:list-item>
        <text:list-item>
          <text:p text:style-name="P60"><text:span text:style-name="T86">Kuchar</text:span><text:span text:style-name="T87">ze</text:span><text:span text:style-name="T86"> oraz dietetycy przygotowują</text:span> posiłk<text:span text:style-name="T86">i</text:span> na przyjęcie weselne, z uwzględnieniem preferencji pary młodej <text:span text:style-name="T82">oraz gości weselnych</text:span>.</text:p>
        </text:list-item>
        <text:list-item>
          <text:p text:style-name="P61"><text:span text:style-name="T87">Pracownicy realizują</text:span> catering na przyjęcie urodzinowe dziecka z tematycznym menu dostosowanym do zainteresowań solenizanta.</text:p>
        </text:list-item>
        <text:list-item>
          <text:p text:style-name="P62"><text:span text:style-name="T87">Klient wystawia o</text:span>cen<text:span text:style-name="T87">ę</text:span> usług cateringowych: złożenia zamówienia, odbioru zamówienia bądź jego dostarczenia oraz samej jakości potraw.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3"><text:soft-page-break/>OPRACOWYWANE HISTORYJKI UŻYTKOWNIKA</text:p>
      <text:p text:style-name="P30"/>
      <text:p text:style-name="P65">1. </text:p>
      <text:p text:style-name="P69"><text:span text:style-name="T96">J</text:span>ako zespół dietetyków</text:p>
      <text:p text:style-name="P70">Chcielibyśmy opracować nowe menu sezonowe z uwzględnieniem dostępności świeżych składników</text:p>
      <text:p text:style-name="P70">Aby dostarczyć klientom opcje żywieniowe dostosowane do aktualnej pory roku.</text:p>
      <text:p text:style-name="P70"/>
      <text:p text:style-name="P70">Zakładając, że <text:span text:style-name="T96">firma cateringowa ma dostęp do dostaw świeżych składników</text:span></text:p>
      <text:p text:style-name="P70">Jeśli nowe menu sezonowe zostało stworzone i dostosowane do potrzeb klientów</text:p>
      <text:p text:style-name="P70">To wtedy menu zostaje zaakceptowane do wdrożenia <text:span text:style-name="T95">w systemie</text:span>, a klientom zostaną udostępnione nowe opcje żywieniowe dostosowane do pory roku.</text:p>
      <text:p text:style-name="P30"/>
      <text:p text:style-name="P66">2.</text:p>
      <text:p text:style-name="P66">Jako kucharz</text:p>
      <text:p text:style-name="P30">Chcę przygotować potrawy na firmową imprezę i współpracować z dostawcami <text:span text:style-name="T97">potraw</text:span></text:p>
      <text:p text:style-name="P30">Aby zapewnić klientom catering na wydarzeniach.</text:p>
      <text:p text:style-name="P30"/>
      <text:p text:style-name="P72">Zakładając, że wszystkie potrawy zostały przygotowane zgodnie z ustalonym menu i standardami jakości </text:p>
      <text:p text:style-name="P72">Jeśli dostawcy dostarczyli wszystkie potrawy w terminie i w odpowiedniej jakości</text:p>
      <text:p text:style-name="P72">To wtedy zamówienie na catering zostaje uznane za zakończone, co zostaje odnotowane w systemie.</text:p>
      <text:p text:style-name="P30"/>
      <text:p text:style-name="P67">3.</text:p>
      <text:p text:style-name="P67">Jako pracownik obsługi klienta</text:p>
      <text:p text:style-name="P30">Chciałbym sprawnie zidentyfikować zlecenie klienta w systemie na podstawie <text:span text:style-name="T98">jego</text:span> danych</text:p>
      <text:p text:style-name="P30">Aby bezproblemowo wydać <text:span text:style-name="T101">mu</text:span> zlecenie bez konieczności pokwitowania.</text:p>
      <text:p text:style-name="P30"/>
      <text:p text:style-name="P30"/>
      <text:p text:style-name="P30">Zakładając, że klient jest zarejestrowany w systemie <text:span text:style-name="T99">oraz jest możliwe zweryfikowanie jego tożsamości</text:span></text:p>
      <text:p text:style-name="P30">Jeśli w systemie jest zarejestrowane zlecenie od tego klienta i jest ono wykonane, opłacone i nie zostało wcześniej odebrane</text:p>
      <text:p text:style-name="P30">To wtedy <text:span text:style-name="T99">zlecenie </text:span>zosta<text:span text:style-name="T99">nie</text:span> klientowi wydane i <text:span text:style-name="T100">będzie to</text:span> widoczne w systemie.</text:p>
      <text:p text:style-name="P30"/>
      <text:p text:style-name="P68">4.</text:p>
      <text:p text:style-name="P71">Jako pracownik obsługi klienta</text:p>
      <text:p text:style-name="P70">Chciałbym sprawnie zareagować na reklamację klienta dotyczącą jakości usługi</text:p>
      <text:p text:style-name="P70">Aby zapewnić <text:span text:style-name="T102">mu</text:span> satysfakcję poprzez dostarczenie rozwiązania w ustalonym terminie.</text:p>
      <text:p text:style-name="P70"/>
      <text:p text:style-name="P70"/>
      <text:p text:style-name="P70">Zakładając, że klient zgłasza reklamację dotyczącą jakości usługi</text:p>
      <text:p text:style-name="P70">Jeśli pracownik obsługi klienta jest w stanie <text:span text:style-name="T102">obsłużyć</text:span> reklamację, zidentyfikować problem oraz zaproponować klientowi satysfakcjonujące rozwiązanie w ustalonym terminie </text:p>
      <text:p text:style-name="P70">To wtedy reklamacja zostaje rozwiązana zgodnie z oczekiwaniami klienta.</text:p>
      <text:p text:style-name="P30"/>
      <text:p text:style-name="P73">5.</text:p>
      <text:p text:style-name="P75">Jako kasjer</text:p>
      <text:p text:style-name="P76">Chciałbym wydać zamówione posiłki klientowi, który zdecydował się na odbiór stacjonarny</text:p>
      <text:p text:style-name="P76">Aby zapewnić klientowi sprawną realizację zamówienia.</text:p>
      <text:p text:style-name="P76"/>
      <text:p text:style-name="P76"/>
      <text:p text:style-name="P76">Zakładając, że klient składa zamówienie <text:span text:style-name="T103">i wyraża chęć</text:span> odbi<text:span text:style-name="T103">oru</text:span> stacjonarn<text:span text:style-name="T103">ego</text:span></text:p>
      <text:p text:style-name="P76">Jeśli kasjer jest w stanie zidentyfikować zamówienie klienta <text:span text:style-name="T104">oraz </text:span>prz<text:span text:style-name="T104">ekazać do przygotowania</text:span></text:p>
      <text:p text:style-name="P76">To wtedy zamówienie zostaje sprawnie dostarczone klientowi.</text:p>
      <text:p text:style-name="P31"/>
      <text:p text:style-name="P31"/>
      <text:p text:style-name="P31"/>
      <text:p text:style-name="P31"/>
      <text:p text:style-name="P31"/>
      <text:p text:style-name="P77"><text:soft-page-break/>6.</text:p>
      <text:p text:style-name="P82">Jako kuchar<text:span text:style-name="T105">z</text:span></text:p>
      <text:p text:style-name="P83">Chciałbym przygotować posiłki dla uczestników obozu sportowego, uwzględniając specjalne wymagania żywieniowe sportowców</text:p>
      <text:p text:style-name="P83">Aby zapewnić im odpowiednie posiłki, które wspierają ich potrzeby żywieniowe, we współpracy z dietetykami.</text:p>
      <text:p text:style-name="P83"/>
      <text:p text:style-name="P83"/>
      <text:p text:style-name="P83">Zakładając, że otrzymano <text:span text:style-name="T106">zamówienie zawierające </text:span>specjalne wymagania żywieniowe od uczestników obozu sportowego</text:p>
      <text:p text:style-name="P83">Jeśli kucharz, <text:span text:style-name="T107">w oparciu o kontakt z dietetykami, </text:span>jest w stanie odpowiednio dostosować posiłki do tych specjalnych wymagań i zapewnić odpowiednie wartości odżywcze</text:p>
      <text:p text:style-name="P83">To wtedy posiłki są uznawane za odpowiednie i spełniają wymagania żywieniowe sportowców.</text:p>
      <text:p text:style-name="P83"/>
      <text:p text:style-name="P32"/>
      <text:p text:style-name="P78">7.</text:p>
      <text:p text:style-name="P84">Jako klient</text:p>
      <text:p text:style-name="P83">Chciałbym złożyć zamówienie na catering dietetyczny dostosowany do określonego planu żywieniowego</text:p>
      <text:p text:style-name="P83">Aby otrzymać posiłki zgodne z moimi potrzebami żywieniowymi.</text:p>
      <text:p text:style-name="P83"/>
      <text:p text:style-name="P83">Zakładając, że klient złożył zamówienie na catering dietetyczny i dostarczył indywidualny plan żywieniowy.</text:p>
      <text:p text:style-name="P83">Jeśli posiłki dostarczone w ramach zamówienia są zgodne z tym planem i spełniają potrzeby żywieniowe klienta.</text:p>
      <text:p text:style-name="P83">To wtedy zamówienie uważane jest za <text:span text:style-name="T108">zrealizowane, co jest odnotowane w systemie</text:span>.</text:p>
      <text:p text:style-name="P32"/>
      <text:p text:style-name="P32"/>
      <text:p text:style-name="P80">8.</text:p>
      <text:p text:style-name="P85">Jako zespół dietetyków</text:p>
      <text:p text:style-name="P83">Chcielibyśmy opracować menu dla eventu tematycznego, który obejmuje potrawy z różnych kuchni świata</text:p>
      <text:p text:style-name="P83">Aby dostarczyć klientom <text:span text:style-name="T109">potrawy</text:span>, zgodnie z tematyką wydarzenia.</text:p>
      <text:p text:style-name="P83"/>
      <text:p text:style-name="P83">Zakładając, że zespół dietetyków opracował menu dla eventu tematycznego i uwzględnił w nim potrawy <text:line-break/>z różnych kuchni świata.</text:p>
      <text:p text:style-name="P83">Jeśli menu to zawiera różnorodne dania zgodne z tematyką wydarzenia i jest zatwierdzone przez klienta</text:p>
      <text:p text:style-name="P83">To wtedy menu jest uznawane za przyjęte i dostosowane do oczekiwań klienta oraz tematyki wydarzenia.</text:p>
      <text:p text:style-name="P32"/>
      <text:p text:style-name="P32"/>
      <text:p text:style-name="P32"/>
      <text:p text:style-name="P81">9.</text:p>
      <text:p text:style-name="P86">Jako zespół pracowników <text:span text:style-name="T110">odpowiadających za catering</text:span></text:p>
      <text:p text:style-name="P83">Chcielibyśmy zorganizować catering na wydarzenie charytatywne, oferując specjalne menu i rabaty</text:p>
      <text:p text:style-name="P83">Aby wesprzeć tę inicjatywę <text:span text:style-name="T111">oraz dostarczyć odpowiednie posiłki</text:span>.</text:p>
      <text:p text:style-name="P83"/>
      <text:p text:style-name="P83"/>
      <text:p text:style-name="P83">Zakładając, że <text:span text:style-name="T112">pracownicy otrzymali</text:span> zlecenie na catering charytatywny, mając na uwadze, że klient oczekuje specjalnego menu i rabatów</text:p>
      <text:p text:style-name="P87">Jeśli zespół pracowników zorganizuje catering na wydarzenie charytatywne</text:p>
      <text:p text:style-name="P87"><text:span text:style-name="T113">T</text:span>o <text:span text:style-name="T113">wtedy realizacja zlecenia zostaje uznana za zakończoną, po czym zostaje do zarejestrowane w systemie, odnotowując specjalne rabaty</text:span>.</text:p>
      <text:p text:style-name="P83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8"><text:soft-page-break/>10.</text:p>
      <text:p text:style-name="P88">Jako kucharze i dietetycy</text:p>
      <text:p text:style-name="P89">Chcielibyśmy <text:span text:style-name="T113">przygotować</text:span> zamówienie na przyjęcie weselne, uwzględniając preferencje pary młodej oraz gości weselnych</text:p>
      <text:p text:style-name="P89"><text:span text:style-name="T114">Aby dostarczyć spersonalizowane m</text:span>enu zgodne z oczekiwaniami klientów.</text:p>
      <text:p text:style-name="P90"/>
      <text:p text:style-name="P90"/>
      <text:p text:style-name="P90">Zakładając, że <text:span text:style-name="T115">kucharze i dietetycy otrzymali</text:span> zamówienie na przyjęcie weselne</text:p>
      <text:p text:style-name="P90">Jeśli nasze spersonalizowane menu uwzględnia preferencje pary młodej oraz gości weselnych i zostaje dostarczone zgodnie z ustalonym harmonogramem</text:p>
      <text:p text:style-name="P90"><text:span text:style-name="T116">To w</text:span>tedy<text:span text:style-name="T115"> </text:span>realizacj<text:span text:style-name="T116">a</text:span> zamówienia <text:span text:style-name="T116">zostaje uznana</text:span> <text:span text:style-name="T115">za spełnioną, co </text:span><text:span text:style-name="T116">zostaje odnotowane w systemie</text:span>. </text:p>
      <text:p text:style-name="P90"/>
      <text:p text:style-name="P91">11.</text:p>
      <text:p text:style-name="P91">Jako <text:span text:style-name="T117">pracownicy</text:span></text:p>
      <text:p text:style-name="P92">Chcielibyśmy zorganizować catering na przyjęcie urodzinowe dziecka z tematycznym menu dostosowanym do zainteresowań solenizanta</text:p>
      <text:p text:style-name="P92">Aby dostarczyć odpowiednie posiłki dostosowane do tematu uroczystości.</text:p>
      <text:p text:style-name="P92"/>
      <text:p text:style-name="P92"/>
      <text:p text:style-name="P92">Zakładając, że <text:span text:style-name="T118">pracownicy dostali</text:span> zlecenie na catering na przyjęcie urodzinowe dziecka z tematycznym menu dostosowanym do <text:span text:style-name="T118">jego</text:span> zainteresowań</text:p>
      <text:p text:style-name="P92">Jeśli odpowiednie posiłki, które wpisują się w temat uroczystości, <text:span text:style-name="T121">zostają wykonane oraz dostarczone</text:span></text:p>
      <text:p text:style-name="P92"><text:span text:style-name="T119">To </text:span><text:span text:style-name="T120">w</text:span>tedy <text:span text:style-name="T121">zlecenie zostaje uznane za zakończone i jest to odnotowane w systemie.</text:span></text:p>
      <text:p text:style-name="P92"/>
      <text:p text:style-name="P93">12.</text:p>
      <text:p text:style-name="P93">Jako klient</text:p>
      <text:p text:style-name="P94">Chciałbym móc wystawić ocenę usług cateringowych, włączając w to proces składania zamówienia, odbioru zamówienia lub jego dostarczenia, a także jakość potraw</text:p>
      <text:p text:style-name="P94">Aby wyrazić swoją opinię i pomóc w ocenie jakości i skuteczności usług cateringowych..</text:p>
      <text:p text:style-name="P94"/>
      <text:p text:style-name="P94"/>
      <text:p text:style-name="P94">Zakładając, że jestem klientem korzystającym z usług cateringowych.</text:p>
      <text:p text:style-name="P94">Jeśli mam możliwość wystawienia oceny usług, uwzględniając proces składania zamówienia, odbioru <text:span text:style-name="T122">z</text:span>amówienia lub jego dostarczenia, a także jakość potraw.</text:p>
      <text:p text:style-name="P94"><text:span text:style-name="T122">To wtedy</text:span> <text:span text:style-name="T122">wystawiam odpowiednią ocenę za wyżej wymienione usługi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08:37.254914003</meta:creation-date>
    <dc:date>2023-10-31T14:29:24.993374962</dc:date>
    <meta:editing-duration>PT9H43M11S</meta:editing-duration>
    <meta:editing-cycles>258</meta:editing-cycles>
    <meta:generator>LibreOffice/7.3.7.2$Linux_X86_64 LibreOffice_project/30$Build-2</meta:generator>
    <meta:document-statistic meta:table-count="0" meta:image-count="0" meta:object-count="0" meta:page-count="8" meta:paragraph-count="178" meta:word-count="2533" meta:character-count="19936" meta:non-whitespace-character-count="17605"/>
  </office:meta>
</office:document-meta>
</file>